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458a7" officeooo:paragraph-rsid="001458a7"/>
    </style:style>
    <style:style style:name="T1" style:family="text">
      <style:text-properties officeooo:rsid="001569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text:span text:style-name="T1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21:14:18.581397836</meta:creation-date>
    <dc:date>2016-05-18T21:15:39.100951906</dc:date>
    <meta:editing-duration>PT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